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adornments="Light" style:font-pitch="variable"/>
    <style:font-face style:name="Cantarell Light" svg:font-family="'Cantarell Light'" style:font-pitch="variable"/>
    <style:font-face style:name="Cantarell Thin" svg:font-family="'Cantarell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dddddd" draw:marker-start-width="0.227cm" draw:marker-end-width="0.227cm" draw:fill-color="#8d281e" draw:textarea-horizontal-align="justify" draw:textarea-vertical-align="middle" draw:auto-grow-height="false" fo:min-height="11.739cm" fo:min-width="5.494cm" fo:padding-top="0.134cm" fo:padding-bottom="0.134cm" fo:padding-left="0.259cm" fo:padding-right="0.259cm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5.744cm" fo:min-width="11.489cm"/>
    </style:style>
    <style:style style:name="gr3" style:family="graphic" style:parent-style-name="standard">
      <style:graphic-properties draw:fill-color="#355269" draw:textarea-horizontal-align="justify" draw:textarea-vertical-align="middle" draw:auto-grow-height="false" fo:min-height="5.744cm" fo:min-width="11.489cm"/>
    </style:style>
    <style:style style:name="gr4" style:family="graphic" style:parent-style-name="standard">
      <style:graphic-properties draw:fill-color="#5983b0" draw:textarea-horizontal-align="justify" draw:textarea-vertical-align="middle" draw:auto-grow-height="false" fo:min-height="1.02cm" fo:min-width="1.0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7" style:family="graphic" style:parent-style-name="standard">
      <style:graphic-properties draw:fill-color="#5983b0" draw:textarea-horizontal-align="justify" draw:textarea-vertical-align="middle" draw:auto-grow-height="false" fo:min-height="1.02cm" fo:min-width="1.404cm"/>
      <style:paragraph-properties style:writing-mode="lr-tb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0.702cm" fo:min-width="1.404cm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0.385cm" fo:min-width="2.992cm"/>
      <style:paragraph-properties style:writing-mode="lr-tb"/>
    </style:style>
    <style:style style:name="gr10" style:family="graphic" style:parent-style-name="standard">
      <style:graphic-properties draw:stroke="none" draw:fill-color="#5983b0" draw:textarea-horizontal-align="justify" draw:textarea-vertical-align="middle" draw:auto-grow-height="false" fo:min-height="0.385cm" fo:min-width="2.992cm"/>
      <style:paragraph-properties style:writing-mode="lr-tb"/>
    </style:style>
    <style:style style:name="gr11" style:family="graphic" style:parent-style-name="standard">
      <style:graphic-properties draw:stroke="none" draw:fill-color="#5983b0" draw:textarea-horizontal-align="justify" draw:textarea-vertical-align="middle" draw:auto-grow-height="false" fo:min-height="0.703cm" fo:min-width="1.405cm"/>
      <style:paragraph-properties style:writing-mode="lr-tb"/>
    </style:style>
    <style:style style:name="gr12" style:family="graphic" style:parent-style-name="standard">
      <style:graphic-properties svg:stroke-color="#ffffff" draw:textarea-vertical-align="middle"/>
    </style:style>
    <style:style style:name="gr13" style:family="graphic" style:parent-style-name="standard">
      <style:graphic-properties svg:stroke-width="0.018cm" svg:stroke-color="#dddddd" draw:marker-start-width="0.227cm" draw:marker-end-width="0.227cm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fill-color="#5983b0" draw:textarea-horizontal-align="justify" draw:textarea-vertical-align="middle" draw:auto-grow-height="false" fo:min-height="0.385cm" fo:min-width="3.31cm"/>
      <style:paragraph-properties style:writing-mode="lr-tb"/>
    </style:style>
    <style:style style:name="gr15" style:family="graphic" style:parent-style-name="standard">
      <style:graphic-properties draw:stroke="none" draw:fill-color="#355269" draw:textarea-horizontal-align="justify" draw:textarea-vertical-align="middle" draw:auto-grow-height="false" fo:min-height="0.442cm" fo:min-width="3.31cm"/>
      <style:paragraph-properties style:writing-mode="lr-tb"/>
    </style:style>
    <style:style style:name="gr16" style:family="graphic" style:parent-style-name="standard">
      <style:graphic-properties draw:stroke="none" draw:fill-color="#383d3c" draw:textarea-horizontal-align="justify" draw:textarea-vertical-align="middle" draw:auto-grow-height="false" fo:min-height="0.702cm" fo:min-width="0.77cm"/>
      <style:paragraph-properties style:writing-mode="lr-tb"/>
    </style:style>
    <style:style style:name="gr17" style:family="graphic" style:parent-style-name="standard">
      <style:graphic-properties draw:stroke="none" draw:fill-color="#c9211e" draw:textarea-horizontal-align="justify" draw:textarea-vertical-align="middle" draw:auto-grow-height="false" fo:min-height="0.702cm" fo:min-width="0.77cm"/>
      <style:paragraph-properties style:writing-mode="lr-tb"/>
    </style:style>
    <style:style style:name="gr18" style:family="graphic" style:parent-style-name="standard">
      <style:graphic-properties draw:stroke="none" draw:fill-color="#383d3c" draw:textarea-horizontal-align="justify" draw:textarea-vertical-align="middle" draw:auto-grow-height="false" fo:min-height="0.75cm" fo:min-width="0.77cm"/>
      <style:paragraph-properties style:writing-mode="lr-tb"/>
    </style:style>
    <style:style style:name="gr19" style:family="graphic" style:parent-style-name="standard">
      <style:graphic-properties svg:stroke-width="0.018cm" svg:stroke-color="#28471f" draw:marker-start-width="0.227cm" draw:marker-end-width="0.227cm" draw:fill-color="#355269" draw:textarea-vertical-align="middle" fo:padding-top="0.134cm" fo:padding-bottom="0.134cm" fo:padding-left="0.259cm" fo:padding-right="0.259cm"/>
    </style:style>
    <style:style style:name="gr20" style:family="graphic" style:parent-style-name="objectwithoutfill">
      <style:graphic-properties svg:stroke-color="#c9211e" draw:marker-end="Arrowheads_20_1" draw:marker-end-width="0.3cm" draw:fill="none" draw:textarea-vertical-align="middle"/>
    </style:style>
    <style:style style:name="gr21" style:family="graphic" style:parent-style-name="standard">
      <style:graphic-properties draw:stroke="none" draw:fill-color="#355269" draw:textarea-horizontal-align="justify" draw:textarea-vertical-align="middle" draw:auto-grow-height="false" fo:min-height="0.385cm" fo:min-width="2.675cm"/>
      <style:paragraph-properties style:writing-mode="lr-tb"/>
    </style:style>
    <style:style style:name="gr22" style:family="graphic" style:parent-style-name="standard">
      <style:graphic-properties draw:stroke="none" draw:fill-color="#5983b0" draw:textarea-horizontal-align="justify" draw:textarea-vertical-align="middle" draw:auto-grow-height="false" fo:min-height="0.385cm" fo:min-width="1.405cm"/>
      <style:paragraph-properties style:writing-mode="lr-tb"/>
    </style:style>
    <style:style style:name="gr23" style:family="graphic" style:parent-style-name="standard">
      <style:graphic-properties draw:stroke="none" draw:fill-color="#5983b0" draw:textarea-horizontal-align="justify" draw:textarea-vertical-align="middle" draw:auto-grow-height="false" fo:min-height="0.385cm" fo:min-width="0.452cm"/>
      <style:paragraph-properties style:writing-mode="lr-tb"/>
    </style:style>
    <style:style style:name="gr24" style:family="graphic" style:parent-style-name="standard">
      <style:graphic-properties draw:stroke="none" draw:fill-color="#355269" draw:textarea-horizontal-align="justify" draw:textarea-vertical-align="middle" draw:auto-grow-height="false" fo:min-height="1.757cm" fo:min-width="2.497cm"/>
      <style:paragraph-properties style:writing-mode="lr-tb"/>
    </style:style>
    <style:style style:name="gr25" style:family="graphic" style:parent-style-name="standard">
      <style:graphic-properties draw:stroke="none" draw:fill-color="#bbe33d" draw:textarea-horizontal-align="justify" draw:textarea-vertical-align="middle" draw:auto-grow-height="false" fo:min-height="1.757cm" fo:min-width="2.497cm"/>
      <style:paragraph-properties style:writing-mode="lr-tb"/>
    </style:style>
    <style:style style:name="P1" style:family="paragraph">
      <loext:graphic-properties draw:fill-color="#8d281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355269"/>
      <style:paragraph-properties fo:text-align="center"/>
    </style:style>
    <style:style style:name="P4" style:family="paragraph">
      <style:paragraph-properties fo:text-align="center"/>
      <style:text-properties fo:color="#b4c7dc" loext:opacity="100%" style:font-name="Cantarell Light" fo:font-size="10.5pt"/>
    </style:style>
    <style:style style:name="P5" style:family="paragraph">
      <loext:graphic-properties draw:fill-color="#5983b0"/>
      <style:paragraph-properties fo:text-align="center"/>
      <style:text-properties fo:color="#b4c7dc" loext:opacity="100%" style:font-name="Cantarell Light" fo:font-size="10.5pt"/>
    </style:style>
    <style:style style:name="P6" style:family="paragraph">
      <style:text-properties fo:color="#b4c7dc" loext:opacity="100%"/>
    </style:style>
    <style:style style:name="P7" style:family="paragraph">
      <loext:graphic-properties draw:fill="none" draw:fill-color="#ffffff"/>
      <style:text-properties fo:color="#b4c7dc" loext:opacity="100%"/>
    </style:style>
    <style:style style:name="P8" style:family="paragraph">
      <style:paragraph-properties fo:text-align="center"/>
      <style:text-properties style:font-name="Cantarell Light" fo:font-size="10.5pt"/>
    </style:style>
    <style:style style:name="P9" style:family="paragraph">
      <loext:graphic-properties draw:fill-color="#5983b0"/>
      <style:paragraph-properties fo:text-align="center"/>
      <style:text-properties style:font-name="Cantarell Light" fo:font-size="10.5pt"/>
    </style:style>
    <style:style style:name="P10" style:family="paragraph">
      <loext:graphic-properties draw:fill-color="#5983b0"/>
      <style:paragraph-properties fo:text-align="center"/>
      <style:text-properties style:font-name="Cantarell Light" fo:font-size="10.5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color="#b4c7dc" loext:opacity="100%" style:font-name="Cantarell Light" fo:font-size="10.5pt" fo:font-weight="bold"/>
    </style:style>
    <style:style style:name="P13" style:family="paragraph">
      <loext:graphic-properties draw:fill-color="#5983b0"/>
      <style:paragraph-properties fo:text-align="start"/>
      <style:text-properties fo:color="#b4c7dc" loext:opacity="100%" style:font-name="Cantarell Light" fo:font-size="10.5pt" fo:font-weight="bold"/>
    </style:style>
    <style:style style:name="P14" style:family="paragraph">
      <style:paragraph-properties fo:text-align="start"/>
      <style:text-properties fo:color="#b4c7dc" loext:opacity="100%" style:font-name="Cantarell Light" fo:font-size="10.5pt"/>
    </style:style>
    <style:style style:name="P15" style:family="paragraph">
      <loext:graphic-properties draw:fill-color="#5983b0"/>
      <style:paragraph-properties fo:text-align="start"/>
      <style:text-properties fo:color="#b4c7dc" loext:opacity="100%" style:font-name="Cantarell Light" fo:font-size="10.5pt"/>
    </style:style>
    <style:style style:name="P16" style:family="paragraph">
      <style:paragraph-properties fo:text-align="start"/>
      <style:text-properties fo:color="#b4c7dc" loext:opacity="100%" style:font-name="Cantarell1" fo:font-size="10.5pt"/>
    </style:style>
    <style:style style:name="P17" style:family="paragraph">
      <loext:graphic-properties draw:fill-color="#355269"/>
      <style:paragraph-properties fo:text-align="start"/>
      <style:text-properties fo:color="#b4c7dc" loext:opacity="100%" style:font-name="Cantarell1" fo:font-size="10.5pt"/>
    </style:style>
    <style:style style:name="P18" style:family="paragraph">
      <style:paragraph-properties fo:text-align="center"/>
      <style:text-properties fo:color="#ffffff" loext:opacity="100%" style:font-name="Cantarell1" fo:font-size="10.5pt"/>
    </style:style>
    <style:style style:name="P19" style:family="paragraph">
      <loext:graphic-properties draw:fill-color="#383d3c"/>
      <style:paragraph-properties fo:text-align="center"/>
      <style:text-properties fo:color="#ffffff" loext:opacity="100%" style:font-name="Cantarell1" fo:font-size="10.5pt" style:font-size-asian="14pt" style:font-size-complex="14pt"/>
    </style:style>
    <style:style style:name="P20" style:family="paragraph">
      <loext:graphic-properties draw:fill-color="#c9211e"/>
      <style:paragraph-properties fo:text-align="center"/>
      <style:text-properties fo:color="#ffffff" loext:opacity="100%" style:font-name="Cantarell1" fo:font-size="10.5pt" style:font-size-asian="14pt" style:font-size-complex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355269"/>
      <style:paragraph-properties fo:text-align="center"/>
      <style:text-properties fo:color="#b4c7dc" loext:opacity="100%" style:font-name="Cantarell Light" fo:font-size="10.5pt" style:font-size-asian="16pt" style:font-size-complex="16pt"/>
    </style:style>
    <style:style style:name="P23" style:family="paragraph">
      <loext:graphic-properties draw:fill-color="#355269"/>
      <style:paragraph-properties fo:text-align="center"/>
      <style:text-properties fo:color="#b4c7dc" loext:opacity="100%" style:font-name="Cantarell Light" fo:font-size="10.5pt"/>
    </style:style>
    <style:style style:name="P24" style:family="paragraph">
      <loext:graphic-properties draw:fill-color="#bbe33d"/>
      <style:paragraph-properties fo:text-align="center"/>
      <style:text-properties style:font-name="Cantarell Light" fo:font-size="10.5pt"/>
    </style:style>
    <style:style style:name="T1" style:family="text">
      <style:text-properties fo:color="#b4c7dc" loext:opacity="100%" fo:font-size="7pt" style:font-size-asian="7pt" style:font-size-complex="7pt"/>
    </style:style>
    <style:style style:name="T2" style:family="text">
      <style:text-properties fo:font-size="10pt" style:font-size-asian="16pt" style:font-size-complex="16pt"/>
    </style:style>
    <style:style style:name="T3" style:family="text">
      <style:text-properties style:font-name="Cantarell Light"/>
    </style:style>
    <style:style style:name="T4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94cm" svg:height="11.989cm" svg:x="6.753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89cm" svg:height="5.994cm" svg:x="12.823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989cm" svg:height="5.994cm" svg:x="12.823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1.587cm" svg:height="1.27cm" svg:x="13.382cm" svg:y="7.667cm">
          <text:p text:style-name="P4">Sound<text:line-break/>Speak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895cm" svg:height="0.526cm" svg:x="12.812cm" svg:y="3.594cm">
          <draw:text-box>
            <text:p text:style-name="P6"><text:span text:style-name="T1">DESK | </text:span><text:span text:style-name="T1">HUB</text:span></text:p>
          </draw:text-box>
        </draw:frame>
        <draw:frame draw:style-name="gr5" draw:text-style-name="P7" draw:layer="layout" svg:width="1.632cm" svg:height="0.526cm" svg:x="12.812cm" svg:y="9.572cm">
          <draw:text-box>
            <text:p text:style-name="P6"><text:span text:style-name="T1">DESK | </text:span><text:span text:style-name="T1">IO</text:span></text:p>
          </draw:text-box>
        </draw:frame>
        <draw:frame draw:style-name="gr6" draw:text-style-name="P7" draw:layer="layout" svg:width="2.857cm" svg:height="0.801cm" svg:x="6.715cm" svg:y="3.594cm">
          <draw:text-box>
            <text:p text:style-name="P6"><text:span text:style-name="T1">DESK | DOCKING</text:span></text:p>
          </draw:text-box>
        </draw:frame>
        <draw:custom-shape draw:style-name="gr7" draw:text-style-name="P5" xml:id="id4" draw:id="id4" draw:layer="layout" svg:width="1.904cm" svg:height="1.27cm" svg:x="20.051cm" svg:y="6.08cm">
          <text:p text:style-name="P4">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9" draw:id="id9" draw:layer="layout" svg:width="1.904cm" svg:height="0.952cm" svg:x="20.051cm" svg:y="4.175cm">
          <text:p text:style-name="P4">AC-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" draw:id="id3" draw:layer="layout" svg:width="3.492cm" svg:height="0.635cm" svg:x="17.071cm" svg:y="8.62cm">
          <text:p text:style-name="P4">Monitor-Prim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3.492cm" svg:height="0.635cm" svg:x="21.002cm" svg:y="9.89cm">
          <text:p text:style-name="P8">Monitor-2nd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0.953cm" svg:x="16.875cm" svg:y="10.842cm">
          <text:p text:style-name="P8"><text:span text:style-name="T2">DPad-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92cm" svg:height="0.635cm" svg:x="17.071cm" svg:y="14.017cm">
          <text:p text:style-name="P8">Keyboard-H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92cm" svg:height="0.635cm" svg:x="17.107cm" svg:y="9.84cm">
          <text:p text:style-name="P8"><text:span text:style-name="T3">Keyboard-Detach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1.338cm" svg:y1="5.444cm" svg:x2="14.175cm" svg:y2="7.667cm" draw:start-shape="id1" draw:start-glue-point="1" draw:end-shape="id2" draw:end-glue-point="0" svg:d="M11338 5444h2837v2223" svg:viewBox="0 0 2838 2224">
          <text:p/>
        </draw:connector>
        <draw:connector draw:style-name="gr13" draw:text-style-name="P11" draw:layer="layout" svg:x1="18.817cm" svg:y1="8.62cm" svg:x2="11.338cm" svg:y2="5.444cm" draw:start-shape="id3" draw:start-glue-point="0" draw:end-shape="id1" draw:end-glue-point="1" svg:d="M18817 8620v-3176h-7479" svg:viewBox="0 0 7480 3177">
          <text:p/>
        </draw:connector>
        <draw:connector draw:style-name="gr13" draw:text-style-name="P11" draw:layer="layout" svg:x1="21.003cm" svg:y1="6.08cm" svg:x2="11.338cm" svg:y2="5.444cm" draw:start-shape="id4" draw:start-glue-point="0" draw:end-shape="id1" draw:end-glue-point="1" svg:d="M21003 6080v-636h-9665" svg:viewBox="0 0 9666 637">
          <text:p/>
        </draw:connector>
        <draw:connector draw:style-name="gr13" draw:text-style-name="P11" draw:layer="layout" svg:x1="22.748cm" svg:y1="9.89cm" svg:x2="11.338cm" svg:y2="5.444cm" draw:start-shape="id5" draw:start-glue-point="0" draw:end-shape="id1" draw:end-glue-point="1" svg:d="M22748 9890v-4446h-11410" svg:viewBox="0 0 11411 4447">
          <text:p/>
        </draw:connector>
        <draw:custom-shape draw:style-name="gr14" draw:text-style-name="P13" draw:layer="layout" svg:width="3.81cm" svg:height="0.635cm" draw:transform="rotate (1.5707963267949) translate (23.225cm 7.667cm)">
          <text:p text:style-name="P12">WORKSTAION-PRI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81cm" svg:height="0.635cm" draw:transform="rotate (1.5707963267949) translate (23.86cm 7.667cm)">
          <text:p text:style-name="P14">WORKSTATION-2nd</text:p>
          <draw:enhanced-geometry svg:viewBox="0 0 21600 21600" draw:type="rectangle" draw:enhanced-path="M 0 0 L 21600 0 21600 21600 0 21600 0 0 Z N"/>
        </draw:custom-shape>
        <draw:custom-shape draw:style-name="gr15" draw:text-style-name="P17" xml:id="id10" draw:id="id10" draw:layer="layout" svg:width="3.81cm" svg:height="0.692cm" draw:transform="rotate (-1.5707963267949) translate (10.096cm 9.89cm)">
          <text:p text:style-name="P16">Mobile-workstation</text:p>
          <draw:enhanced-geometry svg:viewBox="0 0 21600 21600" draw:type="rectangle" draw:enhanced-path="M 0 0 L 21600 0 21600 21600 0 21600 0 0 Z N"/>
        </draw:custom-shape>
        <draw:custom-shape draw:style-name="gr16" draw:text-style-name="P19" xml:id="id7" draw:id="id7" draw:layer="layout" svg:width="1.27cm" svg:height="0.952cm" svg:x="17.827cm" svg:y="1.365cm">
          <text:p text:style-name="P18"><text:span text:style-name="T4">Radio</text:span><text:span text:style-name="T4"><text:line-break/></text:span><text:span text:style-name="T4">Com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8" draw:id="id8" draw:layer="layout" svg:width="1.27cm" svg:height="0.952cm" svg:x="20.367cm" svg:y="1.365cm">
          <text:p text:style-name="P18"><text:span text:style-name="T4">Power</text:span><text:span text:style-name="T4"><text:line-break/></text:span><text:span text:style-name="T4">Supply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6" draw:id="id6" draw:layer="layout" svg:width="1.27cm" svg:height="1cm" svg:x="16.24cm" svg:y="1.317cm">
          <text:p text:style-name="P18"><text:span text:style-name="T4">Hotspot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svg:x1="20.051cm" svg:y1="6.715cm" svg:x2="16.875cm" svg:y2="2.317cm" draw:start-shape="id4" draw:start-glue-point="3" draw:end-shape="id6" draw:end-glue-point="2" svg:d="M20051 6715h-3176v-4398" svg:viewBox="0 0 3177 4399">
          <text:p/>
        </draw:connector>
        <draw:connector draw:style-name="gr19" draw:text-style-name="P3" draw:layer="layout" draw:line-skew="1.948cm" svg:x1="20.051cm" svg:y1="6.716cm" svg:x2="18.462cm" svg:y2="2.317cm" draw:end-shape="id7" draw:end-glue-point="2" svg:d="M20051 6716v-1h-1589v-4398" svg:viewBox="0 0 1590 4400">
          <text:p/>
        </draw:connector>
        <draw:connector draw:style-name="gr20" draw:text-style-name="P21" draw:layer="layout" svg:x1="21.002cm" svg:y1="2.317cm" svg:x2="21.003cm" svg:y2="4.175cm" draw:start-shape="id8" draw:start-glue-point="2" draw:end-shape="id9" draw:end-glue-point="0" svg:d="M21002 2317v929h1v929" svg:viewBox="0 0 2 1859">
          <text:p/>
        </draw:connector>
        <draw:custom-shape draw:style-name="gr11" draw:text-style-name="P10" draw:layer="layout" svg:width="1.905cm" svg:height="0.953cm" svg:x="18.78cm" svg:y="10.842cm">
          <text:p text:style-name="P8"><text:span text:style-name="T2">DPad-B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9.75cm" svg:y1="5.762cm" svg:x2="9.75cm" svg:y2="9.89cm" draw:start-shape="id1" draw:start-glue-point="2" draw:end-shape="id10" draw:end-glue-point="3" svg:d="M9750 5762v4128" svg:viewBox="0 0 1 4129">
          <text:p/>
        </draw:connector>
        <draw:custom-shape draw:style-name="gr21" draw:text-style-name="P22" xml:id="id1" draw:id="id1" draw:layer="layout" svg:width="3.175cm" svg:height="0.635cm" svg:x="8.163cm" svg:y="5.127cm">
          <text:p text:style-name="P4"><text:span text:style-name="T2">Super-Conduc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905cm" svg:height="0.635cm" svg:x="13.065cm" svg:y="11.477cm">
          <text:p text:style-name="P8"><text:span text:style-name="T2">H-2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905cm" svg:height="0.635cm" svg:x="13.065cm" svg:y="12.112cm">
          <text:p text:style-name="P8"><text:span text:style-name="T2">H-1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905cm" svg:height="0.635cm" svg:x="13.065cm" svg:y="10.842cm">
          <text:p text:style-name="P8"><text:span text:style-name="T2">H-3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905cm" svg:height="0.635cm" svg:x="22.907cm" svg:y="13.065cm">
          <text:p text:style-name="P8"><text:span text:style-name="T2">D-3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905cm" svg:height="0.635cm" svg:x="22.907cm" svg:y="12.43cm">
          <text:p text:style-name="P8"><text:span text:style-name="T2">D-4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905cm" svg:height="0.635cm" svg:x="22.907cm" svg:y="14.335cm">
          <text:p text:style-name="P8"><text:span text:style-name="T2">D-1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905cm" svg:height="0.635cm" svg:x="22.907cm" svg:y="13.7cm">
          <text:p text:style-name="P8"><text:span text:style-name="T2">D-2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952cm" svg:height="0.635cm" svg:x="15.923cm" svg:y="14.017cm">
          <text:p text:style-name="P8">MH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952cm" svg:height="0.635cm" svg:x="15.923cm" svg:y="9.84cm">
          <text:p text:style-name="P8">MX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2.997cm" svg:height="2.007cm" draw:transform="rotate (-1.5707963267949) translate (6.715cm 10.297cm)">
          <text:p text:style-name="P4">ERGO-CH-1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.997cm" svg:height="2.007cm" svg:x="17.192cm" svg:y="15.565cm">
          <text:p text:style-name="P8">ERGO-CH-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adornments="Light" style:font-pitch="variable"/>
    <style:font-face style:name="Cantarell Light" svg:font-family="'Cantarell Light'" style:font-pitch="variable"/>
    <style:font-face style:name="Cantarell Thin" svg:font-family="'Cantarell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8T15:58:12.132045740</meta:creation-date>
    <dc:date>2022-05-08T17:20:51.690369137</dc:date>
    <meta:editing-duration>PT6M58S</meta:editing-duration>
    <meta:editing-cycles>1</meta:editing-cycles>
    <meta:document-statistic meta:object-count="41"/>
    <meta:generator>LibreOffice/7.1.8.1$Linux_X86_64 LibreOffice_project/10$Build-1</meta:generator>
  </office:meta>
</office:document-meta>
</file>